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69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0" style:family="table-cell" style:parent-style-name="Default">
      <style:table-cell-properties style:rotation-align="non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1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3</text:p>
          </table:table-cell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4</text:p>
          </table:table-cell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3</text:p>
          </table:table-cell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2"/>
          <table:table-cell table:style-name="ce24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repeated="26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653" table:number-columns-spanned="2" table:number-rows-spanned="1"/>
          <table:covered-table-cell table:style-name="ce65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3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69"/>
        <table:table-column table:style-name="co6" table:default-cell-style-name="ce669"/>
        <table:table-column table:style-name="co7" table:default-cell-style-name="ce661"/>
        <table:table-column table:style-name="co8" table:default-cell-style-name="ce661"/>
        <table:table-column table:style-name="co7" table:default-cell-style-name="ce661"/>
        <table:table-column table:style-name="co6" table:default-cell-style-name="ce669"/>
        <table:table-column table:style-name="co7" table:default-cell-style-name="ce661"/>
        <table:table-column table:style-name="co6" table:default-cell-style-name="ce661"/>
        <table:table-column table:style-name="co7" table:default-cell-style-name="ce661"/>
        <table:table-column table:style-name="co6" table:default-cell-style-name="ce661"/>
        <table:table-column table:style-name="co4" table:number-columns-repeated="1014" table:default-cell-style-name="ce661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71" office:value-type="string" calcext:value-type="string">
            <text:p>Δt<text:span text:style-name="T1">exec</text:span></text:p>
          </table:table-cell>
          <table:table-cell table:style-name="ce673"/>
          <table:table-cell table:style-name="ce671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7" calcext:value-type="float">
            <text:p>7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24" calcext:value-type="float">
            <text:p>24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1" calcext:value-type="float">
            <text:p>1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8" calcext:value-type="float">
            <text:p>8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/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4" calcext:value-type="float">
            <text:p>14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3" calcext:value-type="float">
            <text:p>3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5" calcext:value-type="float">
            <text:p>15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 style:data-style-name="N2" text:time-value="15:59:11.6351150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5T16:02:04.700323855</dc:date>
    <meta:editing-cycles>31</meta:editing-cycles>
    <meta:editing-duration>PT2H41M43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2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